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d23" officeooo:paragraph-rsid="000a3adf"/>
    </style:style>
    <style:style style:name="P2" style:family="paragraph" style:parent-style-name="Standard">
      <style:text-properties officeooo:rsid="0013f8ed" officeooo:paragraph-rsid="000a3adf"/>
    </style:style>
    <style:style style:name="P3" style:family="paragraph">
      <loext:graphic-properties draw:fill="none" draw:fill-color="#ffffff"/>
    </style:style>
    <style:style style:name="T1" style:family="text">
      <style:text-properties officeooo:rsid="0015d246"/>
    </style:style>
    <style:style style:name="T2" style:family="text">
      <style:text-properties officeooo:rsid="00160cd4"/>
    </style:style>
    <style:style style:name="T3" style:family="text">
      <style:text-properties officeooo:rsid="0016e35a"/>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187cm" style:run-through="foreground" style:wrap="non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1" draw:style-name="gr1" draw:text-style-name="P3" svg:width="3.599cm" svg:height="2.188cm" svg:x="8.172cm" svg:y="26.508cm">
        <draw:text-box>
          <text:p>This text box is always shown.</text:p>
        </draw:text-box>
      </draw:frame>
      <text:p text:style-name="P1">This document used for mail merge contains some text that is <text:span text:style-name="T1">always shown, a text section that is (not) hidden based on a condition, followed by some other text that is always shown. In addition, there is </text:span>text box anchored to the page. <text:span text:style-name="T2">Whether the text section is hidden or not depends on the value of a data column in</text:span> the mail merge database, so it is <text:span text:style-name="T2">hidden for </text:span>some of the recipients and <text:span text:style-name="T2">shown</text:span> for others. If the text is hidden, the resulting mail merge document for the recipient has just one <text:span text:style-name="T3">single </text:span>page, otherwise it has three pages. The following is some text that is shown for all data sets:</text:p>
      <text:p text:style-name="P1">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 This is shown for all recipients.</text:p>
      <text:p text:style-name="P1"/>
      <text:section text:style-name="Sect1" text:name="Section1" text:condition="ooow:Hidden == &quot;true&quot;" text:display="condition">
        <text:p text:style-name="P1">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ext:soft-page-break/>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ext:soft-page-break/>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 This text is hidden based on a condition, and thus not shown for all recipients.</text:p>
      </text:section>
      <text:p text:style-name="P2">This is a final line of text that is always shown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5:59:08.527016058</meta:creation-date>
    <dc:date>2018-06-11T16:00:27.069162330</dc:date>
    <meta:editing-duration>PT1M19S</meta:editing-duration>
    <meta:editing-cycles>1</meta:editing-cycles>
    <meta:document-statistic meta:table-count="0" meta:image-count="0" meta:object-count="0" meta:page-count="3" meta:paragraph-count="4" meta:word-count="2458" meta:character-count="13359" meta:non-whitespace-character-count="10905"/>
    <meta:generator>LibreOffice/6.0.5.1$Linux_X86_64 LibreOffice_project/00m0$Build-1</meta:generator>
  </office:meta>
</office:document-meta>
</file>